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371cm" style:rel-column-width="18525*"/>
    </style:style>
    <style:style style:name="Table1.B" style:family="table-column">
      <style:table-column-properties style:column-width="4.577cm" style:rel-column-width="15787*"/>
    </style:style>
    <style:style style:name="Table1.C" style:family="table-column">
      <style:table-column-properties style:column-width="9.052cm" style:rel-column-width="312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71cm" style:rel-column-width="18525*"/>
    </style:style>
    <style:style style:name="Table2.B" style:family="table-column">
      <style:table-column-properties style:column-width="4.842cm" style:rel-column-width="16700*"/>
    </style:style>
    <style:style style:name="Table2.C" style:family="table-column">
      <style:table-column-properties style:column-width="8.788cm" style:rel-column-width="3031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9cm" style:rel-column-width="23726*"/>
    </style:style>
    <style:style style:name="Table3.B" style:family="table-column">
      <style:table-column-properties style:column-width="4.604cm" style:rel-column-width="15878*"/>
    </style:style>
    <style:style style:name="Table3.C" style:family="table-column">
      <style:table-column-properties style:column-width="7.518cm" style:rel-column-width="2593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paragraph-rsid="00081869"/>
    </style:style>
    <style:style style:name="T1" style:family="text">
      <style:text-properties officeooo:rsid="0008186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67304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0" office:value-type="string">
            <text:p text:style-name="Standard">true</text:p>
          </table:table-cell>
          <table:table-cell table:style-name="Table1.C30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30" office:value-type="string">
            <text:p text:style-name="Standard">computed</text:p>
          </table:table-cell>
          <table:table-cell table:style-name="Table1.C30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30" office:value-type="string">
            <text:p text:style-name="Standard">true</text:p>
          </table:table-cell>
          <table:table-cell table:style-name="Table1.C30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30" office:value-type="string">
            <text:p text:style-name="Standard">230.0.0.1</text:p>
          </table:table-cell>
          <table:table-cell table:style-name="Table1.C30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30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30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30" office:value-type="string">
            <text:p text:style-name="Standard">localhost</text:p>
          </table:table-cell>
          <table:table-cell table:style-name="Table1.C30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30" office:value-type="string">
            <text:p text:style-name="Standard">proportional</text:p>
          </table:table-cell>
          <table:table-cell table:style-name="Table1.C30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30" office:value-type="string">
            <text:p text:style-name="Standard">jppf</text:p>
          </table:table-cell>
          <table:table-cell table:style-name="Table1.C30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3">jppf.load.balancing.<text:span text:style-name="T1">profile</text:span>.&lt;profile&gt;.&lt;parameter&gt;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jppf.object.stream.builder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optional object stream builder</text:p>
          </table:table-cell>
        </table:table-row>
        <table:table-row>
          <table:table-cell table:style-name="Table1.A2" office:value-type="string">
            <text:p text:style-name="Standard">jppf.object.input.stream.class</text:p>
          </table:table-cell>
          <table:table-cell table:style-name="Table1.B30" office:value-type="string">
            <text:p text:style-name="Standard">java.io.ObjectInputStream</text:p>
          </table:table-cell>
          <table:table-cell table:style-name="Table1.C30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object.output.stream.class</text:p>
          </table:table-cell>
          <table:table-cell table:style-name="Table1.B30" office:value-type="string">
            <text:p text:style-name="Standard">java.io.ObjectOutputStream</text:p>
          </table:table-cell>
          <table:table-cell table:style-name="Table1.C30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data.transform.clas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optional network data transformation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30" office:value-type="string">
            <text:p text:style-name="Standard">number of available CPUs</text:p>
          </table:table-cell>
          <table:table-cell table:style-name="Table1.C30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30" office:value-type="string">
            <text:p text:style-name="Standard">3</text:p>
          </table:table-cell>
          <table:table-cell table:style-name="Table1.C30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30" office:value-type="string">
            <text:p text:style-name="Standard">6000 (6 seconds)</text:p>
          </table:table-cell>
          <table:table-cell table:style-name="Table1.C30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30" office:value-type="string">
            <text:p text:style-name="Standard">22222</text:p>
          </table:table-cell>
          <table:table-cell table:style-name="Table1.C30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30" office:value-type="string">
            <text:p text:style-name="Standard">60000 (1 minute)</text:p>
          </table:table-cell>
          <table:table-cell table:style-name="Table1.C30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30" office:value-type="string">
            <text:p text:style-name="Standard">number of available CPUs</text:p>
          </table:table-cell>
          <table:table-cell table:style-name="Table1.C30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socket.max-idle</text:p>
          </table:table-cell>
          <table:table-cell table:style-name="Table1.B30" office:value-type="string">
            <text:p text:style-name="Standard">-1</text:p>
          </table:table-cell>
          <table:table-cell table:style-name="Table1.C30" office:value-type="string">
            <text:p text:style-name="Standard">number of seconds a socket connection can remain idle before being closed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31" office:value-type="string">
            <text:p text:style-name="Standard">true</text:p>
          </table:table-cell>
          <table:table-cell table:style-name="Table1.C31" office:value-type="string">
            <text:p text:style-name="Standard">enable/disable network connection checks on write operations</text:p>
          </table:table-cell>
        </table:table-row>
      </table:table>
      <text:list xml:id="list42678921" text:continue-numbering="true" text:style-name="Outline">
        <text:list-item>
          <text:list>
            <text:list-item>
              <text:h text:style-name="P2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jppf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JPPF server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Standard">jppf.discovery.ipv4.in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4.ex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6.in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6.ex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jppf.object.stream.builder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object stream builder</text:p>
          </table:table-cell>
        </table:table-row>
        <table:table-row>
          <table:table-cell table:style-name="Table2.A2" office:value-type="string">
            <text:p text:style-name="Standard">jppf.object.input.stream.class</text:p>
          </table:table-cell>
          <table:table-cell table:style-name="Table2.B2" office:value-type="string">
            <text:p text:style-name="Standard">java.io.ObjectIn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object.output.stream.class</text:p>
          </table:table-cell>
          <table:table-cell table:style-name="Table2.B2" office:value-type="string">
            <text:p text:style-name="Standard">java.io.ObjectOut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data.transform.clas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network data transformation</text:p>
          </table:table-cell>
        </table:table-row>
        <table:table-row>
          <table:table-cell table:style-name="Table2.A2" office:value-type="string">
            <text:p text:style-name="Standard">reconnect.initial.delay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delay in seconds before the first reconnection attempt</text:p>
          </table:table-cell>
        </table:table-row>
        <table:table-row>
          <table:table-cell table:style-name="Table2.A2" office:value-type="string">
            <text:p text:style-name="Standard">reconnect.max.time</text:p>
          </table:table-cell>
          <table:table-cell table:style-name="Table2.B3" office:value-type="float" office:value="60">
            <text:p text:style-name="Standard">60</text:p>
          </table:table-cell>
          <table:table-cell table:style-name="Table2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2.A2" office:value-type="string">
            <text:p text:style-name="Standard">reconnect.interval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frequency in seconds of reconnection attempt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number of available CPUs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 the node or i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  <table:table-row>
          <table:table-cell table:style-name="Table2.A2" office:value-type="string">
            <text:p text:style-name="Standard">jppf.classloader.cache.size</text:p>
          </table:table-cell>
          <table:table-cell table:style-name="Table2.B2" office:value-type="string">
            <text:p text:style-name="Standard">50</text:p>
          </table:table-cell>
          <table:table-cell table:style-name="Table2.C2" office:value-type="string">
            <text:p text:style-name="Standard">size of the class loader cache for the node</text:p>
          </table:table-cell>
        </table:table-row>
        <table:table-row>
          <table:table-cell table:style-name="Table2.A2" office:value-type="string">
            <text:p text:style-name="Standard">jppf.socket.max-idle</text:p>
          </table:table-cell>
          <table:table-cell table:style-name="Table2.B2" office:value-type="string">
            <text:p text:style-name="Standard">-1</text:p>
          </table:table-cell>
          <table:table-cell table:style-name="Table2.C2" office:value-type="string">
            <text:p text:style-name="Standard">number of seconds a socket connection can remain idle before being closed</text:p>
          </table:table-cell>
        </table:table-row>
      </table:table>
      <text:p text:style-name="Standard"/>
      <text:list xml:id="list42668317" text:continue-numbering="true" text:style-name="Outline">
        <text:list-item>
          <text:list>
            <text:list-item>
              <text:h text:style-name="P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reconnect.initial.delay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delay in seconds before the first reconnection attempt</text:p>
          </table:table-cell>
        </table:table-row>
        <table:table-row>
          <table:table-cell table:style-name="Table3.A2" office:value-type="string">
            <text:p text:style-name="Standard">reconnect.max.time</text:p>
          </table:table-cell>
          <table:table-cell table:style-name="Table3.B4" office:value-type="float" office:value="60">
            <text:p text:style-name="Standard">60</text:p>
          </table:table-cell>
          <table:table-cell table:style-name="Table3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3.A2" office:value-type="string">
            <text:p text:style-name="Standard">reconnect.interval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frequency in seconds of reconnection attempts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number of available CPUs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PD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PD multicast port</text:p>
          </table:table-cell>
        </table:table-row>
        <table:table-row>
          <table:table-cell table:style-name="Table3.A2" office:value-type="string">
            <text:p text:style-name="Standard">jppf.discovery.ipv4.in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4.ex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6.in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6.ex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Standard">jppf.object.stream.builder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object stream builder</text:p>
          </table:table-cell>
        </table:table-row>
        <table:table-row>
          <table:table-cell table:style-name="Table3.A2" office:value-type="string">
            <text:p text:style-name="Standard">jppf.object.input.stream.class</text:p>
          </table:table-cell>
          <table:table-cell table:style-name="Table3.B2" office:value-type="string">
            <text:p text:style-name="Standard">java.io.ObjectIn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object.output.stream.class</text:p>
          </table:table-cell>
          <table:table-cell table:style-name="Table3.B2" office:value-type="string">
            <text:p text:style-name="Standard">java.io.ObjectOut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data.transform.class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network data transformation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socket.max-idle</text:p>
          </table:table-cell>
          <table:table-cell table:style-name="Table3.B2" office:value-type="string">
            <text:p text:style-name="Standard">-1</text:p>
          </table:table-cell>
          <table:table-cell table:style-name="Table3.C2" office:value-type="string">
            <text:p text:style-name="Standard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H44M12S</meta:editing-duration>
    <meta:editing-cycles>44</meta:editing-cycles>
    <meta:generator>LibreOffice/3.6$Windows_x86 LibreOffice_project/da8c1e6-fd468f4-454e206-f42a4a9-143cfd</meta:generator>
    <meta:creation-date>2009-09-06T09:09:52.32</meta:creation-date>
    <dc:date>2013-02-17T22:53:36.41</dc:date>
    <meta:document-statistic meta:table-count="3" meta:image-count="0" meta:object-count="0" meta:page-count="3" meta:paragraph-count="289" meta:word-count="795" meta:character-count="6877" meta:non-whitespace-character-count="6370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